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3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>
      <style:table-cell-properties fo:padding="0.028in"/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padding="0.028in"/>
      <style:text-properties style:font-name="Liberation Sans"/>
    </style:style>
    <style:style style:name="ce30" style:family="table-cell" style:parent-style-name="Default">
      <style:table-cell-properties fo:background-color="#ffffff"/>
      <style:text-properties style:font-name="Liberation Sans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6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9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26T19:07:13.400323" calcext:value-type="date">
            <text:p>03/26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style-name="ce27"/>
          <table:table-cell table:style-name="ce28"/>
          <table:table-cell table:style-name="ce27" table:number-columns-repeated="253"/>
          <table:table-cell table:style-name="ce29" table:number-columns-repeated="3"/>
          <table:table-cell table:style-name="ce30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2" calcext:value-type="string" table:number-columns-spanned="3" table:number-rows-spanned="1">
              <text:p>ACDA 2017 Central Technical Schedule v2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3-26T19:07:13.400323" calcext:value-type="date">
              <text:p>03/26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26T19:07:13.400323" calcext:value-type="date">
            <text:p>03/26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E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26T19:07:13.400323" calcext:value-type="date">
            <text:p>03/26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5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00-11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20-11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40-12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10-1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30-1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50-1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10-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30-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50-3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20-3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40-4:20</text:p>
          </table:table-cell>
          <table:table-cell table:style-name="ce37" office:value-type="string" calcext:value-type="string">
            <text:p>Untitled Guest Artist piece (Darrell)</text:p>
          </table:table-cell>
          <table:table-cell table:style-name="ce38" office:value-type="string" calcext:value-type="string">
            <text:p>Wichita State University</text:p>
          </table:table-cell>
          <table:table-cell table:style-name="ce38" office:value-type="string" calcext:value-type="string">
            <text:p>40 minute tech rehearsal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6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/>
          <table:table-cell table:style-name="ce18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0" table:range-usable-as="print-range"/>
        </table:named-expressions>
      </table:table>
      <table:table table:name="PRE-FEST" table:style-name="ta5" table:print-ranges="'PRE-FEST'.B2:'PRE-FEST'.D2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39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3-26T19:07:13.400323" calcext:value-type="date">
            <text:p>03/26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9:00-12:00</text:p>
          </table:table-cell>
          <table:table-cell table:style-name="ce16" office:value-type="string" calcext:value-type="string">
            <text:p>Fit Up / Lighting and softgoods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12:00-1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Fit Up / Lighting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4:45</text:p>
          </table:table-cell>
          <table:table-cell table:style-name="ce16" office:value-type="string" calcext:value-type="string">
            <text:p>Lighting Focus: Overheads and FOH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4:45-5:00</text:p>
          </table:table-cell>
          <table:table-cell table:style-name="ce16" office:value-type="string" calcext:value-type="string">
            <text:p>Unroll Dance Floor on Stage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- MARCH 27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9:30-11:00</text:p>
          </table:table-cell>
          <table:table-cell table:style-name="ce16" office:value-type="string" calcext:value-type="string">
            <text:p>Lay Dance Floor –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1:00-1:00</text:p>
          </table:table-cell>
          <table:table-cell table:style-name="ce16" office:value-type="string" calcext:value-type="string">
            <text:p>Sound and Coms Load In – Performance Facility Crew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3:00</text:p>
          </table:table-cell>
          <table:table-cell table:style-name="ce16" office:value-type="string" calcext:value-type="string">
            <text:p>Lighting Focus: Booms – Ben, Brianna, and Kyle Only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00-TBA</text:p>
          </table:table-cell>
          <table:table-cell table:style-name="ce16" office:value-type="string" calcext:value-type="string">
            <text:p>Troubleshoot and Clean Up Prior to Festival – Ben, Brianna, and Kyle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30-4:30</text:p>
          </table:table-cell>
          <table:table-cell table:style-name="ce16" office:value-type="string" calcext:value-type="string">
            <text:p>Sabrina onstage &amp; Kyle take WSU dancers on tour for tech rehearsal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22" table:range-usable-as="print-range"/>
        </table:named-expressions>
      </table:table>
      <table:table table:name="POST-FEST" table:style-name="ta4" table:print-ranges="'POST-FEST'.B2:'POST-FEST'.D14">
        <table:shapes>
          <draw:frame draw:z-index="0" draw:name="Image 1" draw:style-name="gr1" draw:text-style-name="P1" svg:width="0.713in" svg:height="0.3181in" svg:x="0.4339in" svg:y="4.454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3-26T19:07:13.400323" calcext:value-type="date">
            <text:p>03/26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Strike and restore all stage and dressing rooms – Crew and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IN ADDITION</text:p>
          </table:table-cell>
          <table:table-cell table:style-name="ce16" office:value-type="string" calcext:value-type="string">
            <text:p>Return equipment to Miller Concert Hall and Heskett Center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– APRIL 3<text:span text:style-name="T1">rd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Return equipment to TSI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40" table:number-columns-spanned="1" table:number-rows-spanned="2"/>
          <table:table-cell table:style-name="ce41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42"/>
          <table:table-cell table:number-columns-repeated="1020"/>
        </table:table-row>
        <table:table-row table:style-name="ro7">
          <table:table-cell/>
          <table:covered-table-cell/>
          <table:table-cell table:style-name="ce41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42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9:04:03.639564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26T19:07:13.264827754</dc:date>
    <meta:print-date>2011-03-18T12:21:47</meta:print-date>
    <meta:editing-cycles>66</meta:editing-cycles>
    <meta:editing-duration>PT9H51M27S</meta:editing-duration>
    <meta:generator>LibreOffice/4.3.3.2$Linux_X86_64 LibreOffice_project/430m0$Build-2</meta:generator>
    <meta:document-statistic meta:table-count="6" meta:cell-count="341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